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701" officeooo:paragraph-rsid="00012701"/>
    </style:style>
    <style:style style:name="P2" style:family="paragraph" style:parent-style-name="Standard">
      <style:text-properties fo:font-size="16pt" officeooo:rsid="00012701" officeooo:paragraph-rsid="00012701" style:font-size-asian="16pt" style:font-size-complex="16pt"/>
    </style:style>
    <style:style style:name="P3" style:family="paragraph" style:parent-style-name="Standard">
      <style:text-properties fo:font-size="16pt" fo:font-weight="bold" officeooo:rsid="00012701" officeooo:paragraph-rsid="00012701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12701" officeooo:paragraph-rsid="00012701"/>
    </style:style>
    <style:style style:name="P5" style:family="paragraph" style:parent-style-name="Standard">
      <style:text-properties officeooo:rsid="00036c85" officeooo:paragraph-rsid="00036c85"/>
    </style:style>
    <style:style style:name="P6" style:family="paragraph" style:parent-style-name="Standard">
      <style:text-properties officeooo:paragraph-rsid="00036c85"/>
    </style:style>
    <style:style style:name="T1" style:family="text">
      <style:text-properties officeooo:rsid="0002d945"/>
    </style:style>
    <style:style style:name="T2" style:family="text">
      <style:text-properties officeooo:rsid="00036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ft Phonon Simulation Manual:</text:p>
      <text:p text:style-name="P2"/>
      <text:p text:style-name="P1">Python version 3.x.x needs to be installed.</text:p>
      <text:p text:style-name="P1">Also the package pyqtgraph and all prerequisites are required (including numpy).</text:p>
      <text:p text:style-name="P1"/>
      <text:p text:style-name="P1">Place the file SoftPhonon.py in the same folder as guihelp.py.</text:p>
      <text:p text:style-name="P1"/>
      <text:p text:style-name="P1">Usage:</text:p>
      <text:p text:style-name="P1">Open a terminal, navigate to the folder where SoftPhonon.py is located, and type </text:p>
      <text:p text:style-name="P1">“python3 SoftPhonon.py [n]”.</text:p>
      <text:p text:style-name="P1">[n] is an integer larger than 2 and preferably smaller than <text:span text:style-name="T1">100</text:span>.</text:p>
      <text:p text:style-name="P1">If no number is inserted, a standard of 25 particles is simulated.</text:p>
      <text:p text:style-name="P1"/>
      <text:p text:style-name="P5">During the simulation, the coupling parameter and base frequency can be changed.</text:p>
      <text:p text:style-name="P6"><text:span text:style-name="T2">Keep in mind that a very high base frequency makes the simulation inaccurate because of finite time resolution, and that when the coupling parameter is too high, the polarization shoots off to </text:span>±∞, <text:span text:style-name="T2">signaling a phase transition to the polarized state. After a slight while, when the polarization reaches values greater than 10^308, the program crashes because no greater value can be stored in a double-precision floating point numb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1:21:10.918179274</meta:creation-date>
    <dc:date>2017-01-18T11:44:45.942727927</dc:date>
    <meta:editing-duration>PT2M2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154" meta:character-count="973" meta:non-whitespace-character-count="829"/>
  </office:meta>
</office:document-meta>
</file>